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14573"/>
    </style:style>
    <style:style style:name="P2" style:family="paragraph" style:parent-style-name="Standard">
      <style:text-properties officeooo:paragraph-rsid="0013482e"/>
    </style:style>
    <style:style style:name="T1" style:family="text">
      <style:text-properties officeooo:rsid="00114573"/>
    </style:style>
    <style:style style:name="T2" style:family="text">
      <style:text-properties officeooo:rsid="00134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elo: zombies and tweets, belongs_to, ...</text:span></text:p>
      <text:p text:style-name="P1"><text:span text:style-name="T1">Vista: (zombie_twitter-&gt;app-&gt;views</text:span></text:p>
      <text:p text:style-name="P2"><text:span text:style-name="T1">Controlador: </text:span><text:span text:style-name="T2">(</text:span><text:span text:style-name="T1">&gt;app-&gt;</text:span><text:span text:style-name="T2">controller.rb)</text:span></text:p>
      <text:p text:style-name="P1"><text:span text:style-name="T1"/></text:p>
      <text:p text:style-name="P2"><text:span text:style-name="T2">Request-&gt;controller</text:span></text:p>
      <text:p text:style-name="P2"><text:span text:style-name="T2"/></text:p>
      <text:p text:style-name="P2"><text:span text:style-name="T2">class TweetsController &lt;AppController</text:span></text:p>
      <text:p text:style-name="P2"><text:span text:style-name="T2"><text:tab/>def show</text:span></text:p>
      <text:p text:style-name="P2"><text:span text:style-name="T2"><text:tab/><text:tab/>tweet=Tweet.find(1)</text:span></text:p>
      <text:p text:style-name="P2"><text:span text:style-name="T2"><text:tab/>end</text:span></text:p>
      <text:p text:style-name="P2"><text:span text:style-name="T2">end</text:span></text:p>
      <text:p text:style-name="P1"><text:span text:style-name="T1"/></text:p>
      <text:p text:style-name="P1"><text:span text:style-name="T1"/></text:p>
      <text:p text:style-name="P2"><text:span text:style-name="T2">@xx=access from the view</text:span></text:p>
      <text:p text:style-name="P1"><text:span text:style-name="T1"/></text:p>
      <text:p text:style-name="P1"><text:span text:style-name="T1">HTML</text:span></text:p>
      <text:p text:style-name="P1"><text:span text:style-name="T1">&lt;% … %&gt;:= Evaluate Ruby</text:span></text:p>
      <text:p text:style-name="P1"><text:span text:style-name="T1">&lt;%= … %&gt;:=Eval and print result</text:span></text:p>
      <text:p text:style-name="P1"><text:span text:style-name="T1"/></text:p>
      <text:p text:style-name="P1"><text:span text:style-name="T1">&lt;%= yield %&gt; put show.html.erb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9T10:33:35</meta:creation-date>
    <dc:date>2013-02-09T23:36:03</dc:date>
    <meta:editing-duration>PT12H46M43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14" meta:word-count="40" meta:character-count="316" meta:non-whitespace-character-count="286"/>
  </office:meta>
</office:document-meta>
</file>